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FilterTests.happ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ilterChain.doFilter( ServletRequest req , ServletResponse res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ContextFilterTests.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FilterTests.testFilterInvocation( final ServletException s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